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3cm"/>
    </style:style>
    <style:style style:name="P1" style:family="paragraph">
      <style:paragraph-properties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Historique du site gcompris.net</text:p>
          </draw:text-box>
        </draw:frame>
        <draw:frame presentation:style-name="pr2" draw:layer="layout" svg:width="24.639cm" svg:height="12.179cm" svg:x="1.761cm" svg:y="5.2cm" presentation:class="outline" presentation:user-transformed="true">
          <draw:text-box>
            <text:list text:style-name="L2">
              <text:list-item>
                <text:p text:style-name="P1"><text:s/>Site crée en 2003 avec le CMS SPIP</text:p>
              </text:list-item>
              <text:list-item>
                <text:p text:style-name="P1"><text:s/>Difficultés avec les traductions</text:p>
              </text:list-item>
              <text:list-item>
                <text:p text:style-name="P1"><text:s/>Difficulté pour les copies d'écr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1" draw:layer="layout" svg:width="25.199cm" svg:height="3.506cm" svg:x="1.4cm" svg:y="0.837cm" presentation:class="title">
          <draw:text-box>
            <text:p>Que choisir</text:p>
          </draw:text-box>
        </draw:frame>
        <draw:frame presentation:style-name="pr2" draw:layer="layout" svg:width="24.639cm" svg:height="12.179cm" svg:x="1.4cm" svg:y="4.914cm" presentation:class="outline">
          <draw:text-box>
            <text:list text:style-name="L2">
              <text:list-item>
                <text:p>Se rapprocher du modèle de développement de GCompris</text:p>
              </text:list-item>
              <text:list-item>
                <text:p>Utilisation des fichiers .po pour la traduction</text:p>
              </text:list-item>
              <text:list-item>
                <text:p>Langage python</text:p>
              </text:list-item>
              <text:list-item>
                <text:p>Site statique</text:p>
              </text:list-item>
              <text:list-item>
                <text:p>Génération du site avec un make</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1" draw:layer="layout" svg:width="25.199cm" svg:height="3.506cm" svg:x="1.4cm" svg:y="0.837cm" presentation:class="title">
          <draw:text-box>
            <text:p>Python</text:p>
          </draw:text-box>
        </draw:frame>
        <draw:frame presentation:style-name="pr2" draw:layer="layout" svg:width="24.639cm" svg:height="12.179cm" svg:x="1.4cm" svg:y="4.914cm" presentation:class="outline">
          <draw:text-box>
            <text:list text:style-name="L2">
              <text:list-item>
                <text:p>Choix de Python car c'est utilisé dans Gcompris</text:p>
              </text:list-item>
              <text:list-item>
                <text:p>Mais nécessite un système de template pour séparer la logique et la mise en forme</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1" draw:layer="layout" svg:width="25.199cm" svg:height="3.506cm" svg:x="1.4cm" svg:y="0.837cm" presentation:class="title">
          <draw:text-box>
            <text:p>Jinja2</text:p>
          </draw:text-box>
        </draw:frame>
        <draw:frame presentation:style-name="pr2" draw:layer="layout" svg:width="24.639cm" svg:height="12.179cm" svg:x="1.4cm" svg:y="4.914cm" presentation:class="outline">
          <draw:text-box>
            <text:list text:style-name="L2">
              <text:list-item>
                <text:p>Moteur de template basé python</text:p>
              </text:list-item>
              <text:list-item>
                <text:p>Très puissant et bien documenté</text:p>
              </text:list-item>
              <text:list-item>
                <text:p>Permet les traductions via gettext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1" draw:layer="layout" svg:width="25.199cm" svg:height="3.506cm" svg:x="1.4cm" svg:y="0.837cm" presentation:class="title">
          <draw:text-box>
            <text:p>Hello Jinja2</text:p>
          </draw:text-box>
        </draw:frame>
        <draw:frame presentation:style-name="pr4" draw:layer="layout" svg:width="24.639cm" svg:height="12.18cm" svg:x="1.4cm" svg:y="4.914cm" presentation:class="outline" presentation:user-transformed="true">
          <draw:text-box>
            <text:list text:style-name="L2">
              <text:list-item>
                <text:p>#!/usr/bin/python</text:p>
              </text:list-item>
              <text:list-item>
                <text:p>import jinja2</text:p>
              </text:list-item>
              <text:list-item>
                <text:p>from jinja2 import Template</text:p>
              </text:list-item>
              <text:list-item>
                <text:p>template = Template('Hello {{ name }}!')</text:p>
              </text:list-item>
              <text:list-item>
                <text:p>print template.render(name='Toulibre')</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1" draw:layer="layout" svg:width="25.199cm" svg:height="3.506cm" svg:x="1.4cm" svg:y="0.837cm" presentation:class="title">
          <draw:text-box>
            <text:p>Héritage Jinja2</text:p>
          </draw:text-box>
        </draw:frame>
        <draw:frame presentation:style-name="pr4" draw:layer="layout" svg:width="24.639cm" svg:height="12.18cm" svg:x="1.4cm" svg:y="4.914cm" presentation:class="outline">
          <draw:text-box>
            <text:list text:style-name="L2">
              <text:list-item>
                <text:p>Il est possible de créer un gabarit de base qui définit des blocs cibles.</text:p>
              </text:list-item>
              <text:list-item>
                <text:p>Un gabarit peut en étendre un autre et remplir les blocs cibles.</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1" draw:layer="layout" svg:width="25.199cm" svg:height="3.506cm" svg:x="1.4cm" svg:y="0.837cm" presentation:class="title">
          <draw:text-box>
            <text:p>Site adaptatif</text:p>
          </draw:text-box>
        </draw:frame>
        <draw:frame presentation:style-name="pr2" draw:layer="layout" svg:width="24.639cm" svg:height="12.179cm" svg:x="1.4cm" svg:y="4.914cm" presentation:class="outline" presentation:user-transformed="true">
          <draw:text-box>
            <text:list text:style-name="L2">
              <text:list-item>
                <text:p>Pour avoir un affichage optimal en fonction de la taille d'écran du visiteur</text:p>
              </text:list-item>
              <text:list-item>
                <text:p>Choix évident de partir sur bootstrap</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1" draw:layer="layout" svg:width="25.199cm" svg:height="3.506cm" svg:x="1.4cm" svg:y="0.837cm" presentation:class="title">
          <draw:text-box>
            <text:p>Twitter Bootstrap</text:p>
          </draw:text-box>
        </draw:frame>
        <draw:frame presentation:style-name="pr4" draw:layer="layout" svg:width="24.639cm" svg:height="12.18cm" svg:x="1.4cm" svg:y="4.914cm" presentation:class="outline" presentation:user-transformed="true">
          <draw:text-box>
            <text:list text:style-name="L2">
              <text:list-item>
                <text:p>Twitter Bootstrap est une collection d'outils utile à la création de sites web et applications web.</text:p>
              </text:list-item>
              <text:list-item>
                <text:p>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list-item>
              <text:list-item>
                <text:p>Cette plate-forme a été conçue par deux développeurs faisant partie de la mouvance de développeurs qui gravitent autour de Twitter, Mark Otto et Jacob Thornton (@mdo et @fat).</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 draw:layer="layout" svg:width="25.199cm" svg:height="3.506cm" svg:x="1.4cm" svg:y="0.837cm" presentation:class="title">
          <draw:text-box>
            <text:p>La grille Bootstrap</text:p>
          </draw:text-box>
        </draw:frame>
        <draw:frame presentation:style-name="pr4" draw:layer="layout" svg:width="24.639cm" svg:height="12.18cm" svg:x="1.4cm" svg:y="4.914cm" presentation:class="outline">
          <draw:text-box>
            <text:list text:style-name="L2">
              <text:list-item>
                <text:p><text:a xlink:href="http://getbootstrap.com/css/#grid" xlink:type="simple">http://getbootstrap.com/css/#grid</text:a></text:p>
              </text:list-item>
              <text:list-item>
                <text:p>Basé sur une grille de 12 colonnes qui s'adaptent à la taille de l'écran.</text:p>
              </text:list-item>
              <text:list-item>
                <text:p>Le développeur spécifie pour chaque contenu le nombre de colonne à utiliser.</text:p>
              </text:list-item>
              <text:list-item>
                <text:p>Il peut spécifier un nombre différent selon la largeur de l'écran du visiteur.</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 draw:layer="layout" svg:width="25.199cm" svg:height="3.506cm" svg:x="1.4cm" svg:y="0.837cm" presentation:class="title">
          <draw:text-box>
            <text:p>I18N avec pybabel</text:p>
          </draw:text-box>
        </draw:frame>
        <draw:frame presentation:style-name="pr4" draw:layer="layout" svg:width="24.639cm" svg:height="12.18cm" svg:x="1.4cm" svg:y="4.914cm" presentation:class="outline">
          <draw:text-box>
            <text:list text:style-name="L2">
              <text:list-item>
                <text:p>Pybabel permet d'extraire les chaînes marquées avec {% trans %}Hello{% endtrans %} dans les gabarits</text:p>
              </text:list-item>
              <text:list-item>
                <text:p>Ou marquées avec _('Hello') dans votre code python</text:p>
              </text:list-item>
              <text:list-item>
                <text:p>Créer un fichier babel.cfg pour lister les fichiers à traduire</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Coudoin</meta:initial-creator>
    <meta:creation-date>2013-09-25T18:17:05</meta:creation-date>
    <dc:date>2013-10-14T00:04:53</dc:date>
    <dc:creator>Bruno Coudoin</dc:creator>
    <meta:editing-duration>PT1H34M43S</meta:editing-duration>
    <meta:editing-cycles>15</meta:editing-cycles>
    <meta:generator>LibreOffice/3.5$Linux_X86_64 LibreOffice_project/350m1$Build-2</meta:generator>
    <meta:document-statistic meta:object-count="61"/>
  </office:meta>
</office:document-meta>
</file>